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97cm"/>
    </style:style>
    <style:style style:name="co2" style:family="table-column">
      <style:table-column-properties fo:break-before="auto" style:column-width="12.67cm"/>
    </style:style>
    <style:style style:name="co3" style:family="table-column">
      <style:table-column-properties fo:break-before="auto" style:column-width="12.531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1.75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5f_BuiltIn_5f_Warning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5f_BuiltIn_5f_Outpu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5f_BuiltIn_5f_Outpu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5f_BuiltIn_5f_Warning_20_Tex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35cm solid #000000"/>
    </style:style>
    <style:style style:name="ce10" style:family="table-cell" style:parent-style-name="Excel_5f_BuiltIn_5f_20_25__20_-_20_Accent5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Excel_5f_BuiltIn_5f_20_25__20_-_20_Accent5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2" style:family="table-cell" style:parent-style-name="Excel_5f_BuiltIn_5f_20_25__20_-_20_Accent5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5f_BuiltIn_5f_20_25__20_-_20_Accent5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c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5" style:family="table-cell" style:parent-style-name="Default">
      <style:table-cell-properties fo:background-color="#ccccff" style:diagonal-bl-tr="none" style:diagonal-tl-br="none" fo:border="0.035cm solid #000000"/>
    </style:style>
    <style:style style:name="ce16" style:family="table-cell" style:parent-style-name="Excel_5f_BuiltIn_5f_40_25__20_-_20_Accent6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Excel_5f_BuiltIn_5f_40_25__20_-_20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18" style:family="table-cell" style:parent-style-name="Excel_5f_BuiltIn_5f_40_25__20_-_20_Accent6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5f_BuiltIn_5f_40_25__20_-_20_Accent6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4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5" style:family="table-cell" style:parent-style-name="Excel_5f_BuiltIn_5f_Ba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27" style:family="table-cell" style:parent-style-name="Excel_5f_BuiltIn_5f_Neutr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0"/>
        <table:table-column table:style-name="co4" table:number-columns-repeated="254" table:default-cell-style-name="ce1"/>
        <table:table-column table:style-name="co5" table:number-columns-repeated="767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Monthly Mean Atmospheric Fields and Some Surfac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urface temperature</text:p>
          </table:table-cell>
          <table:table-cell table:style-name="ce10" office:value-type="string">
            <text:p>Ocean AND LandSurface AND SeaIce AND LandIce</text:p>
          </table:table-cell>
          <table:table-cell table:style-name="ce21" office:value-type="string">
            <text:p>surface_temperature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precipitation</text:p>
          </table:table-cell>
          <table:table-cell table:style-name="ce11" office:value-type="string">
            <text:p>Atmosphere - TurbulenceConvectionClouds - AtmosLargeScalePrecipitation AND Atmosphere - TurbulenceConvectionClouds - Microphysics</text:p>
          </table:table-cell>
          <table:table-cell table:style-name="ce22" office:value-type="string">
            <text:p>Precipitation_flux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snowfall flux</text:p>
          </table:table-cell>
          <table:table-cell table:style-name="ce11" office:value-type="string">
            <text:p>Atmosphere - TurbulenceConvectionClouds - AtmosLargeScalePrecipitation AND Atmosphere - TurbulenceConvectionClouds - Microphysics</text:p>
          </table:table-cell>
          <table:table-cell table:style-name="ce21" office:value-type="string">
            <text:p>Snowfall_flux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evaporation</text:p>
          </table:table-cell>
          <table:table-cell table:style-name="ce12" office:value-type="string">
            <text:p>Atmosphere AND SeaIce AND LandIce AND LandSurface</text:p>
          </table:table-cell>
          <table:table-cell table:style-name="ce23" office:value-type="string">
            <text:p>Water_Evaporation_Flux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urface snow and ice sublimation flux</text:p>
          </table:table-cell>
          <table:table-cell table:style-name="ce10" office:value-type="string">
            <text:p>Atmosphere AND SeaIce AND LandIce AND LandSurface - LandSurfaceSnow</text:p>
          </table:table-cell>
          <table:table-cell table:style-name="ce24" office:value-type="string">
            <text:p>surface snow and ice sublimation flux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ir pressure at convective cloud <text:s/>base</text:p>
          </table:table-cell>
          <table:table-cell table:style-name="ce11" office:value-type="string">
            <text:p>Atmosphere AND Atmosphere - TurbulenceConvectionClouds</text:p>
          </table:table-cell>
          <table:table-cell table:style-name="ce21" office:value-type="string">
            <text:p>air_pressure_at_convective_cloud_base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ir pressure at convective cloud top</text:p>
          </table:table-cell>
          <table:table-cell table:style-name="ce11" office:value-type="string">
            <text:p>Atmosphere AND Atmosphere - TurbulenceConvectionClouds</text:p>
          </table:table-cell>
          <table:table-cell table:style-name="ce21" office:value-type="string">
            <text:p>air_pressure_at_convective_cloud_top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Ocean Fields, Including Biogechemical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delta pCO2</text:p>
          </table:table-cell>
          <table:table-cell table:style-name="ce13" office:value-type="string">
            <text:p>OceanBioGeoChemistry - OceanBioChemistry AND AtmosphericChemistry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delta pO2</text:p>
          </table:table-cell>
          <table:table-cell table:style-name="ce13" office:value-type="string">
            <text:p>OceanBioGeoChemistry - OceanBioChemistry AND AtmosphericChemistry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Flux of Carbon into Ocean Surface by Runoff and Sediment Dissolution</text:p>
          </table:table-cell>
          <table:table-cell table:style-name="ce11" office:value-type="string">
            <text:p>OceanBioGeoChemistry - OceanBioBoundaryForcing - RiverInput AND OceanBioGeoChemistry - OceanBioBoundaryForcing - SedimentInteractions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Ocean Meridional Overturning Mass Streamfunction </text:p>
          </table:table-cell>
          <table:table-cell table:style-name="ce14" office:value-type="string">
            <text:p>Ocean - OceanAdvection - Momentum AND Ocean - OceanLateralPhysics - Momentum AND Ocean - OceanVerticalPhysics</text:p>
          </table:table-cell>
          <table:table-cell table:style-name="ce26" office:value-type="string">
            <text:p>ocean_meridional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Ocean Meridional Overturning Mass Streamfunction </text:p>
          </table:table-cell>
          <table:table-cell table:style-name="ce14" office:value-type="string">
            <text:p>Ocean - OceanAdvection - Momentum AND Ocean - OceanLateralPhysics - Momentum AND Ocean - OceanVerticalPhysics</text:p>
          </table:table-cell>
          <table:table-cell table:style-name="ce26" office:value-type="string">
            <text:p>ocean_meridional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Ocean Y Overturning Mass Streamfunction </text:p>
          </table:table-cell>
          <table:table-cell table:style-name="ce14" office:value-type="string">
            <text:p>Ocean - OceanAdvection - Momentum AND Ocean - OceanLateralPhysics - Momentum AND Ocean - OceanVerticalPhysics</text:p>
          </table:table-cell>
          <table:table-cell table:style-name="ce26" office:value-type="string">
            <text:p>ocean_y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4">
          <table:table-cell table:style-name="ce5" office:value-type="string">
            <text:p>Ocean Y Overturning Mass Streamfunction </text:p>
          </table:table-cell>
          <table:table-cell table:style-name="ce14" office:value-type="string">
            <text:p>Ocean - OceanAdvection - Momentum AND Ocean - OceanLateralPhysics - Momentum AND Ocean - OceanVerticalPhysics</text:p>
          </table:table-cell>
          <table:table-cell table:style-name="ce26" office:value-type="string">
            <text:p>ocean_y_overturning_mass_streamfunction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5" office:value-type="string">
            <text:p>Rainfall Flux where Ice Free Ocean over Sea</text:p>
          </table:table-cell>
          <table:table-cell table:style-name="ce14" office:value-type="string">
            <text:p>Atmosphere - TurbulenceConvectionClouds - AtmosLargeScalePrecipitation AND Atmosphere - TurbulenceConvectionClouds - Microphysics</text:p>
          </table:table-cell>
          <table:table-cell table:style-name="ce27" office:value-type="string">
            <text:p>rainfall_flux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nowfall Flux where Ice Free Ocean over Sea</text:p>
          </table:table-cell>
          <table:table-cell table:style-name="ce14" office:value-type="string">
            <text:p>Atmosphere - TurbulenceConvectionClouds - AtmosLargeScalePrecipitation AND Atmosphere - TurbulenceConvectionClouds - Microphysics</text:p>
          </table:table-cell>
          <table:table-cell table:style-name="ce27" office:value-type="string">
            <text:p>snowfall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Water Evaporation Flux Where Ice Free Ocean over Sea</text:p>
          </table:table-cell>
          <table:table-cell table:style-name="ce15" office:value-type="string">
            <text:p>Atmosphere AND Ocean</text:p>
          </table:table-cell>
          <table:table-cell table:style-name="ce27" office:value-type="string">
            <text:p>water_evaporation_flux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5" office:value-type="string">
            <text:p>Virtual Salt Flux into Sea Water due to Rainfall </text:p>
          </table:table-cell>
          <table:table-cell table:style-name="ce14" office:value-type="string">
            <text:p>Atmosphere - TurbulenceConvectionClouds - AtmosLargeScalePrecipitation AND Atmosphere - TurbulenceConvectionClouds - Microphysics</text:p>
          </table:table-cell>
          <table:table-cell table:style-name="ce26" office:value-type="string">
            <text:p>virtual_salt_flux_into_sea_water_due_to_rainfall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emperature Flux due to Rainfall Expressed as Heat Flux into Sea Water </text:p>
          </table:table-cell>
          <table:table-cell table:style-name="ce16" office:value-type="string">
            <text:p>Ocean - OceanBoundaryForcing AND Atmosphere - TurbulenceConvectionClouds - AtmosLargeScalePrecipitation AND Atmosphere - TurbulenceConvectionClouds - Microphysics</text:p>
          </table:table-cell>
          <table:table-cell table:style-name="ce26" office:value-type="string">
            <text:p>temperature_flux_due_to_rainfall_expressed_as_heat_flux_into_sea_wate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Temperature Flux due to Runoff Expressed as Heat Flux into Sea Water </text:p>
          </table:table-cell>
          <table:table-cell table:style-name="ce15" office:value-type="string">
            <text:p>LandSurface - RiverRouting - OceanicDischarge AND Ocean - OceanBoundaryForcing</text:p>
          </table:table-cell>
          <table:table-cell table:style-name="ce26" office:value-type="string">
            <text:p>temperature_flux_due_to_runoff_expressed_as_heat_flux_into_sea_water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Net Downward Shortwave Radiation at Sea Water Surface </text:p>
          </table:table-cell>
          <table:table-cell table:style-name="ce14" office:value-type="string">
            <text:p>Atmosphere - Radiation - Shortwave AND <text:s/>Ocean - OceanBoundaryForcing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Downward Heat Flux at Sea Water Surface</text:p>
          </table:table-cell>
          <table:table-cell table:style-name="ce14" office:value-type="string">
            <text:p>Ocean - OceanBoundaryForcing AND Atmosphere 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5" office:value-type="string">
            <text:p>Surface Downward X Stress </text:p>
          </table:table-cell>
          <table:table-cell table:style-name="ce14" office:value-type="string">
            <text:p>Ocean - OceanBoundaryForcing AND Atmosphere</text:p>
          </table:table-cell>
          <table:table-cell table:style-name="ce26" office:value-type="string">
            <text:p>surface_downward_x_stress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Y Stress </text:p>
          </table:table-cell>
          <table:table-cell table:style-name="ce14" office:value-type="string">
            <text:p>Ocean - OceanBoundaryForcing AND Atmosphere</text:p>
          </table:table-cell>
          <table:table-cell table:style-name="ce26" office:value-type="string">
            <text:p>surface_downward_y_stress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X Stress Correction </text:p>
          </table:table-cell>
          <table:table-cell table:style-name="ce14" office:value-type="string">
            <text:p>Ocean - OceanBoundaryForcing AND Atmosphere</text:p>
          </table:table-cell>
          <table:table-cell table:style-name="ce26" office:value-type="string">
            <text:p>surface_downward_x_stress_correction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ownward Y Stress Correction </text:p>
          </table:table-cell>
          <table:table-cell table:style-name="ce14" office:value-type="string">
            <text:p>Ocean - OceanBoundaryForcing AND Atmosphere</text:p>
          </table:table-cell>
          <table:table-cell table:style-name="ce26" office:value-type="string">
            <text:p>surface_downward_y_stress_correc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Land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(Physical, Vegetation, Soil, and Biogeochemical Variables)</text:p>
          </table:table-cell>
          <table:table-cell table:style-name="ce4" table:number-columns-repeated="2"/>
          <table:table-cell table:number-columns-repeated="1021"/>
        </table:table-row>
        <table:table-row table:style-name="ro3">
          <table:table-cell table:style-name="ce5" office:value-type="string">
            <text:p>Precipitation onto Canopy</text:p>
          </table:table-cell>
          <table:table-cell table:style-name="ce16" office:value-type="string">
            <text:p>LandSurface - LandSurfaceVegetation AND Atmosphere - TurbulenceConvectionClouds - AtmosLargeScalePrecipitation AND Atmosphere - TurbulenceConvectionClouds - Microphysics</text:p>
          </table:table-cell>
          <table:table-cell table:style-name="ce27" office:value-type="string">
            <text:p>precipitation_flux_onto_canopy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CO2 Emission from Fire</text:p>
          </table:table-cell>
          <table:table-cell table:style-name="ce14" office:value-type="string">
            <text:p>LandSurface - LandSurfaceCarbonCycle AND AtmoshericChemistry - SurfaceExchanges - Emissions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CO2 Flux to Atmosphere from Grazing</text:p>
          </table:table-cell>
          <table:table-cell table:style-name="ce14" office:value-type="string">
            <text:p>LandSurface - LandSurfaceCarbonCycle AND AtmoshericChemistry - SurfaceExchanges - Emissions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CO2 Flux to Atmosphere from Crop Harvesting</text:p>
          </table:table-cell>
          <table:table-cell table:style-name="ce14" office:value-type="string">
            <text:p>LandSurface - LandSurfaceCarbonCycle AND AtmoshericChemistry - SurfaceExchanges - Emissions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CO2 Flux to Atmosphere from Land Use Change</text:p>
          </table:table-cell>
          <table:table-cell table:style-name="ce14" office:value-type="string">
            <text:p>LandSurface - LandSurfaceCarbonCycle AND AtmoshericChemistry - SurfaceExchanges - Emissions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Net Biospheric Productivity</text:p>
          </table:table-cell>
          <table:table-cell table:style-name="ce17" office:value-type="string">
            <text:p>Many?</text:p>
          </table:table-cell>
          <table:table-cell table:style-name="ce27" office:value-type="string">
            <text:p>net_primary_productivity_of_carb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Total Carbon Flux from Vegetation to Litter</text:p>
          </table:table-cell>
          <table:table-cell table:style-name="ce14" office:value-type="string">
            <text:p>LandSurface - LandSurfaceCarbonCycle - Vegetation AND LandSurface - LandSurfaceCarbonCycle - Soil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Total Carbon Flux from Litter to Soil</text:p>
          </table:table-cell>
          <table:table-cell table:style-name="ce14" office:value-type="string">
            <text:p>LandSurface - LandSurfaceCarbonCycle - Vegetation AND LandSurface - LandSurfaceCarbonCycle - Soil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Total Carbon Flux from Vegetation Directly to Soil</text:p>
          </table:table-cell>
          <table:table-cell table:style-name="ce14" office:value-type="string">
            <text:p>LandSurface - LandSurfaceCarbonCycle - Vegetation AND LandSurface - LandSurfaceCarbonCycle - Soil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Land Cryospher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Snow and Ice Sublimation Flux</text:p>
          </table:table-cell>
          <table:table-cell table:style-name="ce14" office:value-type="string">
            <text:p>LandSurface - LandSurfaceSnow AND LandIce AND Atmosphere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Ocean Cryosphere Fields</text:p>
          </table:table-cell>
          <table:table-cell table:number-columns-repeated="1023"/>
        </table:table-row>
        <table:table-row table:style-name="ro2">
          <table:table-cell table:style-name="ce7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Water Evaporation Flux from Sea Ice</text:p>
          </table:table-cell>
          <table:table-cell table:style-name="ce14" office:value-type="string">
            <text:p>SeaIce - SeaIceThermodynamics AND Atmosphere</text:p>
          </table:table-cell>
          <table:table-cell table:style-name="ce27" office:value-type="string">
            <text:p>water_evaporation_flux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ea Ice Thickness in Categories</text:p>
          </table:table-cell>
          <table:table-cell table:style-name="ce14" office:value-type="string">
            <text:p>SeaIce - SeaIceDynamics AND SeaIce - SeaIceThermodynamics - Ice</text:p>
          </table:table-cell>
          <table:table-cell table:style-name="ce27" office:value-type="string">
            <text:p>sea_ice_thickness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ea Ice Area Fraction in Categories</text:p>
          </table:table-cell>
          <table:table-cell table:style-name="ce14" office:value-type="string">
            <text:p>SeaIce - SeaIceDynamics AND SeaIce - SeaIceThermodynamics - Ice</text:p>
          </table:table-cell>
          <table:table-cell table:style-name="ce27" office:value-type="string">
            <text:p>sea_ice_area_fraction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Temperature at Interface Between Sea Ice and Snow</text:p>
          </table:table-cell>
          <table:table-cell table:style-name="ce14" office:value-type="string">
            <text:p>SeaIce - SeaIceThermodynamics - Ice AND SeaIce - SeaIceThermodynamics - Snow 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urface Rainfall Rate into the Sea Ice Portion of the Grid Cell</text:p>
          </table:table-cell>
          <table:table-cell table:style-name="ce14" office:value-type="string">
            <text:p>Atmosphere - TurbulenceConvectionClouds - AtmosLargeScalePrecipitation AND Atmosphere - TurbulenceConvectionClouds - Microphysics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urface Snowfall Rate into the Sea Ice Portion of the Grid Cell</text:p>
          </table:table-cell>
          <table:table-cell table:style-name="ce14" office:value-type="string">
            <text:p>Atmosphere - TurbulenceConvectionClouds - AtmosLargeScalePrecipitation AND Atmosphere - TurbulenceConvectionClouds - Microphysics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Monthly Mean Aerosol-Related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(Aerosol budgets)</text:p>
          </table:table-cell>
          <table:table-cell table:style-name="ce4"/>
          <table:table-cell table:style-name="ce9"/>
          <table:table-cell table:number-columns-repeated="1021"/>
        </table:table-row>
        <table:table-row table:style-name="ro3">
          <table:table-cell table:style-name="ce5" office:value-type="string">
            <text:p>Wet Deposition Rate of Dry Aerosol Organic Matter</text:p>
          </table:table-cell>
          <table:table-cell table:style-name="ce14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3" office:value-type="string">
            <text:p>tendency_of_atmosphere_mass_content_of_particulate_organic_matter_dry_aerosol_due_to_wet_deposition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Wet Deposition Rate of Dry Aerosol Primary Organic Matter</text:p>
          </table:table-cell>
          <table:table-cell table:style-name="ce14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3" office:value-type="string">
            <text:p>tendency_of_atmosphere_mass_content_of_primary_particulate_organic_matter_dry_aerosol_due_to_wet_deposition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Wet Deposition Rate of Dry Aerosol Secondary Organic Matter</text:p>
          </table:table-cell>
          <table:table-cell table:style-name="ce14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3" office:value-type="string">
            <text:p>tendency_of_atmosphere_mass_content_of_secondary_particulate_organic_matter_dry_aerosol_due_to_wet_deposition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Wet Deposition Rate of Black Carbon Aerosol Mass</text:p>
          </table:table-cell>
          <table:table-cell table:style-name="ce14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3" office:value-type="string">
            <text:p>tendency_of_atmosphere_mass_content_of_black_carbon_dry_aerosol_due_to_wet_deposition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Wet Deposition Rate of NH4+NH3</text:p>
          </table:table-cell>
          <table:table-cell table:style-name="ce14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3" office:value-type="string">
            <text:p>tendency_of_atmosphere_mass_content_of_ammonium_dry_aerosol_due_to_wet_deposition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Wet Deposition Rate of Seasalt</text:p>
          </table:table-cell>
          <table:table-cell table:style-name="ce14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3" office:value-type="string">
            <text:p>tendency_of_atmosphere_mass_content_of_seasalt_dry_aerosol_due_to_wet_deposition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Wet Deposition Rate of Dust</text:p>
          </table:table-cell>
          <table:table-cell table:style-name="ce14" office:value-type="string">
            <text:p>AtmosphericAerosol - Processes - WetDeposition - ImpactionScavenging AND AtmosphericAerosol - Processes - WetDeposition - NucleationScavenging</text:p>
          </table:table-cell>
          <table:table-cell table:style-name="ce23" office:value-type="string">
            <text:p>tendency_of_atmosphere_mass_content_of_dust_dry_aerosol_due_to_wet_deposition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4"/>
          <table:table-cell table:style-name="ce5"/>
          <table:table-cell table:number-columns-repeated="1021"/>
        </table:table-row>
        <table:table-row table:style-name="ro2">
          <table:table-cell table:style-name="ce8" office:value-type="string">
            <text:p>(Clouds and radiation)</text:p>
          </table:table-cell>
          <table:table-cell table:style-name="ce4"/>
          <table:table-cell table:style-name="ce5"/>
          <table:table-cell table:number-columns-repeated="1021"/>
        </table:table-row>
        <table:table-row table:style-name="ro4">
          <table:table-cell table:style-name="ce5" office:value-type="string">
            <text:p>Surface Diffuse Downward Shortwave Radiation</text:p>
          </table:table-cell>
          <table:table-cell table:style-name="ce18" office:value-type="string">
            <text:p>Atmosphere - AtmosRadiation - Shotwave AND Atmosphere - TurbulenceCloudsConvection AND AtmosphericAerosol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Diffuse Downward Clear Sky Shortwave Radiation</text:p>
          </table:table-cell>
          <table:table-cell table:style-name="ce18" office:value-type="string">
            <text:p>Atmosphere - AtmosRadiation - Shotwave AND AtmosphericAerosol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Daily Mean Atmosphere, Ocean and Surface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now Area Fraction</text:p>
          </table:table-cell>
          <table:table-cell table:style-name="ce14" office:value-type="string">
            <text:p>SeaIce - SeaIceThermodynamics - Snow AND LandSurface - LandSurfaceSnow</text:p>
          </table:table-cell>
          <table:table-cell table:style-name="ce26" office:value-type="string">
            <text:p>snow_area_fraction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Temperature Where Land or Sea Ice</text:p>
          </table:table-cell>
          <table:table-cell table:style-name="ce14" office:value-type="string">
            <text:p>LandSurface AND SeaIce - SeaIceThermodynamics</text:p>
          </table:table-cell>
          <table:table-cell table:style-name="ce27" office:value-type="string">
            <text:p>surface_temperature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urface Snow Amount</text:p>
          </table:table-cell>
          <table:table-cell table:style-name="ce14" office:value-type="string">
            <text:p>LandSurface - LandSurfaceSnow AND SeaIce - SeaIceThermodynamics - Snow</text:p>
          </table:table-cell>
          <table:table-cell table:style-name="ce26" office:value-type="string">
            <text:p>surface_snow_amount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ea Ice Thickness</text:p>
          </table:table-cell>
          <table:table-cell table:style-name="ce14" office:value-type="string">
            <text:p>SeaIce - SeaIceDynamics AND SeaIce - SeaIceThermodynamics</text:p>
          </table:table-cell>
          <table:table-cell table:style-name="ce26" office:value-type="string">
            <text:p>sea_ice_thicknes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2-D Atmospheric and Surface Fields Sampled every 3 hour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rface Temperature Where Land or Sea Ice</text:p>
          </table:table-cell>
          <table:table-cell table:style-name="ce14" office:value-type="string">
            <text:p>LandSurface AND SeaIce - SeaIceThermodynamics</text:p>
          </table:table-cell>
          <table:table-cell table:style-name="ce27" office:value-type="string">
            <text:p>surface_temperature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Snowfall Flux</text:p>
          </table:table-cell>
          <table:table-cell table:style-name="ce14" office:value-type="string">
            <text:p>Atmosphere - TurbulenceConvectionClouds - AtmosLargeScalePrecipitation AND Atmosphere - TurbulenceConvectionClouds - Microphysics</text:p>
          </table:table-cell>
          <table:table-cell table:style-name="ce21" office:value-type="string">
            <text:p>Snowfall_flu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Monthly-Mean Cloud Diagnostic Fields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4"/>
          <table:table-cell table:style-name="ce9"/>
          <table:table-cell table:number-columns-repeated="1021"/>
        </table:table-row>
        <table:table-row table:style-name="ro2">
          <table:table-cell table:style-name="ce5" office:value-type="string">
            <text:p>Eddy Viscosity Coefficients for Momentum</text:p>
          </table:table-cell>
          <table:table-cell table:style-name="ce19" office:value-type="string">
            <text:p>Atmosphere - DynamicalCore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ddy Diffusivity Coefficients for Temperature</text:p>
          </table:table-cell>
          <table:table-cell table:style-name="ce19" office:value-type="string">
            <text:p>Atmosphere - DynamicalCore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Eddy Diffusivity Coefficients for Water</text:p>
          </table:table-cell>
          <table:table-cell table:style-name="ce19" office:value-type="string">
            <text:p>Atmosphere - DynamicalCore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ISSCP Total Cloud Fraction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SSCP Mean Cloud Albedo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SSCP Mean Cloud Top Pressure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SSCP Cloud Area Fraction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4" table:number-columns-repeated="2"/>
          <table:table-cell table:number-columns-repeated="1021"/>
        </table:table-row>
        <table:table-row table:style-name="ro2">
          <table:table-cell table:style-name="ce9" office:value-type="string">
            <text:p>CALIPSO Total Cloud Fraction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Low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Mid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High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ARASOL Reflectance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"CFMIP Monthly Offline" Cloud Diagnostic Fields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Cloud Fraction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Cloud Fraction Undetected by CloudSat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loudSat Radar Reflectivity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Scattering Ratio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ARASOL Reflectance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Tota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Low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Mid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High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Daily-Mean Cloud Diagnostic Fields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SSCP Total Total Cloud Fraction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SSCP Mean Cloud Albedo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SSCP Mean Cloud Top Pressure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ARASOL Reflectance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Tota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Low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Mid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High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CALIPSO Cloud Fraction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ISSCP Cloud Area Fraction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3-Hourly Cloud Diagnostic Fields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Cloud Area Fraction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Cloud Fraction Undetected by CloudSat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loudSat Radar Reflectivity CFAD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Scattering Ratio CFAD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ARASOL Reflectance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Tota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Low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Mid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CALIPSO High Level Cloud Fraction 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ongitude</text:p>
          </table:table-cell>
          <table:table-cell table:style-name="ce19" office:value-type="string">
            <text:p>Outputs from Simulators?</text:p>
          </table:table-cell>
          <table:table-cell table:style-name="ce26" office:value-type="string">
            <text:p>Longitud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Latitude</text:p>
          </table:table-cell>
          <table:table-cell table:style-name="ce19" office:value-type="string">
            <text:p>Outputs from Simulators?</text:p>
          </table:table-cell>
          <table:table-cell table:style-name="ce26" office:value-type="string">
            <text:p>Latitude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Offset Time</text:p>
          </table:table-cell>
          <table:table-cell table:style-name="ce19" office:value-type="string">
            <text:p>Outputs from Simulators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2">
          <table:table-cell table:style-name="ce9" office:value-type="string">
            <text:p>Altitude of Model Full-Levels</text:p>
          </table:table-cell>
          <table:table-cell table:style-name="ce17" office:value-type="string">
            <text:p>From model setup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Altitude of Model Half-Levels</text:p>
          </table:table-cell>
          <table:table-cell table:style-name="ce17" office:value-type="string">
            <text:p>From model setup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ressure at Model Full-Levels</text:p>
          </table:table-cell>
          <table:table-cell table:style-name="ce17" office:value-type="string">
            <text:p>From model setup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Pressure at Model Half-Levels</text:p>
          </table:table-cell>
          <table:table-cell table:style-name="ce17" office:value-type="string">
            <text:p>From model setup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>
            <text:p>CFMIP 30-Minute Cloud Diagnostic Fields</text:p>
          </table:table-cell>
          <table:table-cell table:style-name="ce20"/>
          <table:table-cell table:number-columns-repeated="1022"/>
        </table:table-row>
        <table:table-row table:style-name="ro2">
          <table:table-cell table:style-name="ce3" office:value-type="string">
            <text:p>CMIP5 description of quantity</text:p>
          </table:table-cell>
          <table:table-cell table:style-name="ce3" office:value-type="string">
            <text:p>Applicable mindmap component</text:p>
          </table:table-cell>
          <table:table-cell table:style-name="ce3" office:value-type="string">
            <text:p>CF match (green = match, yellow = near/similar match, red = no match)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ddy Viscosity Coefficient for Momentum Variables</text:p>
          </table:table-cell>
          <table:table-cell table:style-name="ce19" office:value-type="string">
            <text:p>Atmosphere - DynamicalCore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ddy Diffusivity Coefficient for Temperature Variable</text:p>
          </table:table-cell>
          <table:table-cell table:style-name="ce19" office:value-type="string">
            <text:p>Atmosphere - DynamicalCore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Eddy Diffusivity Coefficient for Water Variables</text:p>
          </table:table-cell>
          <table:table-cell table:style-name="ce19" office:value-type="string">
            <text:p>Atmosphere - DynamicalCore?</text:p>
          </table:table-cell>
          <table:table-cell table:style-name="ce25" office:value-type="string">
            <text:p>#NONE AVAILABLE#</text:p>
          </table:table-cell>
          <table:table-cell table:number-columns-repeated="1021"/>
        </table:table-row>
        <table:table-row table:style-name="ro1" table:number-rows-repeated="653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5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1024" table:default-cell-style-name="Default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8">18/11/2009</text:date>, <text:time>17:5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creation-date>2009-07-15T11:11:59</meta:creation-date>
    <dc:creator>NCAS-Climate</dc:creator>
    <dc:date>2009-11-18T17:31:26</dc:date>
    <meta:document-statistic meta:table-count="3" meta:cell-count="379" meta:object-count="0"/>
    <meta:generator>OpenOffice.org/3.1$Win32 OpenOffice.org_project/310m19$Build-9420</meta:generator>
  </office:meta>
</office:document-meta>
</file>